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 am quite calm, i don't like to go in party, i prefer to do it in my own house. I love speaking and i hate when there is no noise around me. I think it's important to speak with my roommate, i don't want he will be just a person that leave with me.</text:p>
      <text:p text:style-name="P1"/>
      <text:p text:style-name="P1">My ideal roommate would love hardtek music and accept to listen it to 2am. He have to play video game a lot. I appreciate if he will a little maniac, because i have no organisa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2M39S</meta:editing-duration>
    <meta:editing-cycles>6</meta:editing-cycles>
    <meta:generator>OpenOffice/4.0.0$Win32 OpenOffice.org_project/400m3$Build-9702</meta:generator>
    <dc:date>2014-10-06T10:47:12.25</dc:date>
    <meta:document-statistic meta:table-count="0" meta:image-count="0" meta:object-count="0" meta:page-count="1" meta:paragraph-count="2" meta:word-count="90" meta:character-count="430"/>
    <meta:user-defined meta:name="Info 1"/>
    <meta:user-defined meta:name="Info 2"/>
    <meta:user-defined meta:name="Info 3"/>
    <meta:user-defined meta:name="Info 4"/>
  </office:meta>
</office:document-meta>
</file>